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Liberation Sans1"/>
    </style:style>
    <style:style style:name="P3" style:family="paragraph" style:parent-style-name="Standard">
      <style:paragraph-properties fo:text-align="center" style:justify-single-word="false"/>
      <style:text-properties style:font-name="Liberation Sans1"/>
    </style:style>
    <style:style style:name="P4" style:family="paragraph" style:parent-style-name="Standard">
      <style:paragraph-properties fo:text-align="center" style:justify-single-word="false"/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 style:list-style-name="WWNum3"/>
    <style:style style:name="P6" style:family="paragraph" style:parent-style-name="Standard" style:list-style-name="WWNum4"/>
    <style:style style:name="P7" style:family="paragraph" style:parent-style-name="Standard" style:list-style-name="WWNum5"/>
    <style:style style:name="P8" style:family="paragraph" style:parent-style-name="Standard" style:list-style-name="WWNum6"/>
    <style:style style:name="P9" style:family="paragraph" style:parent-style-name="Standard" style:list-style-name="">
      <style:paragraph-properties fo:margin-left="1.27cm" fo:margin-right="0cm" fo:text-indent="0cm" style:auto-text-indent="false"/>
      <style:text-properties fo:color="#000000" style:font-name="Liberation Sans1" style:font-name-complex="Arial"/>
    </style:style>
    <style:style style:name="P10" style:family="paragraph" style:parent-style-name="Heading_20_1" style:list-style-name="WWNum2">
      <style:paragraph-properties fo:margin-left="0cm" fo:margin-right="0cm" fo:text-indent="0cm" style:auto-text-indent="false"/>
    </style:style>
    <style:style style:name="P11" style:family="paragraph" style:parent-style-name="Heading_20_3" style:list-style-name="WWNum2">
      <style:paragraph-properties fo:margin-left="0cm" fo:margin-right="0cm" fo:text-indent="0cm" style:auto-text-indent="false"/>
    </style:style>
    <style:style style:name="P12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style:font-name="Liberation Sans1" style:font-name-complex="Arial"/>
    </style:style>
    <style:style style:name="T5" style:family="text">
      <style:text-properties fo:color="#000000" style:font-name="Liberation Sans1" officeooo:rsid="001ad3c2" style:font-name-complex="Arial"/>
    </style:style>
    <style:style style:name="T6" style:family="text">
      <style:text-properties fo:color="#000000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Kristopher Chambers</text:p>
      <text:p text:style-name="P1"><text:span text:style-name="T1">1625 Delphi Rd. SW. Olympia, WA. 98512</text:span></text:p>
      <text:p text:style-name="P1"><text:span text:style-name="T1">(360) 561-9177</text:span></text:p>
      <text:p text:style-name="P1"><text:a xlink:type="simple" xlink:href="mailto:kristopher.chambers1@gmail.com" text:style-name="Internet_20_link" text:visited-style-name="Visited_20_Internet_20_Link"><text:span text:style-name="Internet_20_link"><text:span text:style-name="T1">kristopher.chambers1@gmail.com</text:span></text:span></text:a></text:p>
      <text:p text:style-name="P1"><text:a xlink:type="simple" xlink:href="http://www.kc-chambers.com/" text:style-name="Internet_20_link" text:visited-style-name="Visited_20_Internet_20_Link"><text:span text:style-name="Internet_20_link"><text:span text:style-name="T1">http://www.kc-chambers.com</text:span></text:span></text:a></text:p>
      <text:p text:style-name="P1"><text:a xlink:type="simple" xlink:href="https://github.com/omega128" text:style-name="Internet_20_link" text:visited-style-name="Visited_20_Internet_20_Link"><text:span text:style-name="Internet_20_link"><text:span text:style-name="T1">https://github.com/omega128</text:span></text:span></text:a></text:p>
      <text:p text:style-name="P3"/>
      <text:p text:style-name="Subtitle">Programmer ~ Web Developer</text:p>
      <text:list xml:id="list7830061296063143269" text:style-name="WWNum2">
        <text:list-item>
          <text:h text:style-name="P10" text:outline-level="1">Profile</text:h>
        </text:list-item>
      </text:list>
      <text:list xml:id="list4973330420191052034" text:style-name="WWNum3">
        <text:list-item>
          <text:p text:style-name="P5"><text:span text:style-name="T1">Recent Information Technology Programming graduate with proficiency in:</text:span></text:p>
          <text:list>
            <text:list-item>
              <text:p text:style-name="P5"><text:span text:style-name="T2">Operating Systems</text:span><text:span text:style-name="T1">: Linux, Windows, OS X</text:span></text:p>
            </text:list-item>
            <text:list-item>
              <text:p text:style-name="P5"><text:span text:style-name="T2">Programming Languages</text:span><text:span text:style-name="T1">: JavaScript, C#, Python, Java, PHP, Haskell</text:span></text:p>
            </text:list-item>
            <text:list-item>
              <text:p text:style-name="P5"><text:span text:style-name="T2">Web Technologies</text:span><text:span text:style-name="T1">: HTML5, CSS3, Wordpress, CodeIgniter, Bootstrap</text:span></text:p>
            </text:list-item>
            <text:list-item>
              <text:p text:style-name="P5"><text:span text:style-name="T2">Database Systems</text:span><text:span text:style-name="T1">: Microsoft SQL Server, MySQL, MongoDB</text:span></text:p>
            </text:list-item>
            <text:list-item>
              <text:p text:style-name="P5"><text:span text:style-name="T2">Office Tools</text:span><text:span text:style-name="T1">: Photoshop, Illustrator, Word, Excel, PowerPoint, Access</text:span></text:p>
            </text:list-item>
          </text:list>
        </text:list-item>
        <text:list-item>
          <text:p text:style-name="P5"><text:span text:style-name="T4">Experience in website project management <text:s/>from development through delivery</text:span></text:p>
        </text:list-item>
        <text:list-item>
          <text:p text:style-name="P5"><text:span text:style-name="T4">Effective in prioritizing, planning, coordinating, and managing workflow/projects to maximize productivity and efficiency, optimize use of time and resources, achieve critical deadlines, and meet aggressive performance goals.</text:span></text:p>
        </text:list-item>
        <text:list-item>
          <text:p text:style-name="P5"><text:span text:style-name="T4">Self-motivated team player equally effective in independent and collaborative roles.</text:span></text:p>
        </text:list-item>
      </text:list>
      <text:p text:style-name="P9"/>
      <text:list xml:id="list111330822247684" text:continue-list="list7830061296063143269" text:style-name="WWNum2">
        <text:list-item>
          <text:h text:style-name="P10" text:outline-level="1">Work Experience</text:h>
          <text:list>
            <text:list-item>
              <text:list>
                <text:list-item>
                  <text:h text:style-name="P11" text:outline-level="3">Alliance for People With Disabilities</text:h>
                </text:list-item>
              </text:list>
            </text:list-item>
          </text:list>
        </text:list-item>
      </text:list>
      <text:list xml:id="list7679099054422695367" text:style-name="WWNum4">
        <text:list-item>
          <text:p text:style-name="P6"><text:span text:style-name="T4">Created and maintained development for website using WordPress, custom PHP and JavaScript code while project team members focused on visual design.</text:span></text:p>
        </text:list-item>
      </text:list>
      <text:list xml:id="list111329798968682" text:continue-list="list111330822247684" text:style-name="WWNum2">
        <text:list-item>
          <text:list>
            <text:list-item>
              <text:list>
                <text:list-item>
                  <text:h text:style-name="P11" text:outline-level="3">Capital Eclectic Merchants</text:h>
                </text:list-item>
              </text:list>
            </text:list-item>
          </text:list>
        </text:list-item>
      </text:list>
      <text:list xml:id="list4138351215806318452" text:style-name="WWNum5">
        <text:list-item>
          <text:p text:style-name="P7"><text:span text:style-name="T4">Designed layout and main website for small business, following industry accessibility standards.</text:span></text:p>
        </text:list-item>
      </text:list>
      <text:list xml:id="list111329828909195" text:continue-list="list111329798968682" text:style-name="WWNum2">
        <text:list-item>
          <text:list>
            <text:list-item>
              <text:list>
                <text:list-item>
                  <text:h text:style-name="P11" text:outline-level="3"><text:span text:style-name="T6">Jerry Chambers</text:span></text:h>
                </text:list-item>
              </text:list>
            </text:list-item>
          </text:list>
        </text:list-item>
      </text:list>
      <text:list xml:id="list1134520393116736705" text:style-name="WWNum6">
        <text:list-item>
          <text:p text:style-name="P8"><text:span text:style-name="T1">Created financial data tracking and report engine for Saperston representative.</text:span></text:p>
        </text:list-item>
      </text:list>
      <text:p text:style-name="P2"/>
      <text:p text:style-name="P1"><text:span text:style-name="T3">Additional information available on portfolio and github.</text:span></text:p>
      <text:p text:style-name="P4"/>
      <text:list xml:id="list111331564942547" text:continue-list="list111329828909195" text:style-name="WWNum2">
        <text:list-item>
          <text:h text:style-name="P10" text:outline-level="1">Education</text:h>
        </text:list-item>
      </text:list>
      <text:p text:style-name="Standard"><text:span text:style-name="T1">2015-2017: Information Technology Programming Certificate – GPA: 3.92 / 4.0</text:span></text:p>
      <text:p text:style-name="Standard"><text:span text:style-name="T1"><text:tab/>Seattle Central College. Seattle, WA.</text:span></text:p>
      <text:p text:style-name="P2"/>
      <text:p text:style-name="Standard"><text:span text:style-name="T1">2005-2009: Bachelor of Arts. The Evergreen State College. Olympia, W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0pt" fo:language="en" fo:country="CA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CA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margin-top="0.199cm" fo:margin-bottom="0.199cm" loext:contextual-spacing="false" fo:text-indent="0cm" style:auto-text-indent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101cm" fo:margin-bottom="0.101cm" loext:contextual-spacing="false" fo:text-indent="0cm" style:auto-text-indent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9cm" fo:margin-bottom="0.101cm" loext:contextual-spacing="false" fo:text-align="center" style:justify-single-word="false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8Num3z0" style:family="text">
      <style:text-properties fo:color="#000000" style:font-name="Wingdings" fo:font-family="Wingdings" style:font-family-generic="roman" style:font-pitch="variable" fo:font-size="4pt" fo:letter-spacing="0.004cm" style:font-size-asian="4pt" style:font-name-complex="Wingdings1" style:font-family-complex="Wingdings" style:font-family-generic-complex="system" style:font-pitch-complex="variable" style:font-size-complex="4pt"/>
    </style:style>
    <style:style style:name="WW8Num1z0" style:family="text">
      <style:text-properties fo:color="#000000"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Liberation Sans1" fo:font-family="'Liberation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="Liberation Sans1" fo:font-family="'Liberation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Liberation Sans1" fo:font-family="'Liberation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Liberation Sans1" fo:font-family="'Liberation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Liberation Sans1" fo:font-family="'Liberation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="Liberation Sans1" fo:font-family="'Liberation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Liberation Sans1" fo:font-family="'Liberation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Liberation Sans1" fo:font-family="'Liberation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4:42:47</meta:creation-date>
    <dc:language>en-CA</dc:language>
    <dc:date>2018-06-19T11:10:48.466299960</dc:date>
    <meta:editing-cycles>85</meta:editing-cycles>
    <meta:editing-duration>PT4H15M21S</meta:editing-duration>
    <meta:generator>LibreOffice/5.1.6.2$Linux_X86_64 LibreOffice_project/10m0$Build-2</meta:generator>
    <meta:document-statistic meta:table-count="0" meta:image-count="0" meta:object-count="0" meta:page-count="1" meta:paragraph-count="29" meta:word-count="208" meta:character-count="1608" meta:non-whitespace-character-count="1438"/>
  </office:meta>
</office:document-meta>
</file>